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/>
    </style:style>
    <style:style style:name="P16" style:family="paragraph" style:parent-style-name="Text_20_body">
      <style:text-properties officeooo:rsid="004387b5" officeooo:paragraph-rsid="004387b5"/>
    </style:style>
    <style:style style:name="P17" style:family="paragraph" style:parent-style-name="Text_20_body">
      <style:text-properties officeooo:paragraph-rsid="002c3b91"/>
    </style:style>
    <style:style style:name="P18" style:family="paragraph" style:parent-style-name="Heading_20_1">
      <style:text-properties fo:language="de" fo:country="DE"/>
    </style:style>
    <style:style style:name="P19" style:family="paragraph" style:parent-style-name="Heading_20_1">
      <style:text-properties fo:language="de" fo:country="DE" officeooo:paragraph-rsid="00249967"/>
    </style:style>
    <style:style style:name="P20" style:family="paragraph" style:parent-style-name="Subtitle">
      <style:text-properties fo:language="de" fo:country="DE" officeooo:rsid="001f4e9b" officeooo:paragraph-rsid="001f4e9b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455a6"/>
    </style:style>
    <style:style style:name="T20" style:family="text">
      <style:text-properties officeooo:rsid="00452750"/>
    </style:style>
    <style:style style:name="T21" style:family="text">
      <style:text-properties officeooo:rsid="00474c58"/>
    </style:style>
    <style:style style:name="T22" style:family="text">
      <style:text-properties officeooo:rsid="004921d5"/>
    </style:style>
    <style:style style:name="T23" style:family="text">
      <style:text-properties officeooo:rsid="00496884"/>
    </style:style>
    <style:style style:name="T24" style:family="text">
      <style:text-properties officeooo:rsid="004a68e6"/>
    </style:style>
    <style:style style:name="T25" style:family="text">
      <style:text-properties officeooo:rsid="004c5e6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8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<text:span text:style-name="T22">zweiseitige</text:span> Bruteforce-Methode überlegt, welche durch Ausprobieren die kürzeste Lösung für jedes Auto findet.</text:p>
      <text:h text:style-name="P18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7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 </text:span><text:span text:style-name="T24">Mit Hilfe</text:span><text:span text:style-name="T21"> de</text:span><text:span text:style-name="T24">r</text:span><text:span text:style-name="T21"> </text:span><text:span text:style-name="T24">Methode </text:span><text:span text:style-name="T21">„calcSolution“ </text:span><text:span text:style-name="T24">wird i</text:span><text:span text:style-name="T21">n einem Array die Züge für beide </text:span><text:span text:style-name="T22">R</text:span><text:span text:style-name="T21">ich</text:span><text:span text:style-name="T22">t</text:span><text:span text:style-name="T21">ungen </text:span><text:span text:style-name="T22">eingetragen. Über die globale Variable „iterations“, welche speichert wie oft das jeweilige Auto nach rechts oder links verschoben wurde, </text:span><text:span text:style-name="T24">wird dann entschieden, welche der beiden Lösungen weniger </text:span><text:span text:style-name="T25">Züge benötigt und diese dann als Finale Lösung gespeichert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6">Die Änderung <text:span text:style-name="T19">auf dem Array nimmt die Methode: “calcMovement“ vor. </text:span><text:span text:style-name="T20">Diese nimmt als Parameter die </text:span><text:span text:style-name="T21">Distanz um welche das Auto verschoben werden soll, die Richtung und den Index des Autos. Nach einer logischen Verknüpfung dieser Parameter werden die entsprechenden Ind</text:span><text:span text:style-name="T23">izes</text:span><text:span text:style-name="T21"> mit den richtigen Werten überschrieben.</text:span></text:p>
      <text:p text:style-name="P14"><text:span text:style-name="T20">Erwähnenswerte Funktionen</text:span>:</text:p>
      <text:p text:style-name="P15">„calcSecondChar“-Methode: Gibt den zweiten Buchstaben eines <text:span text:style-name="T23">q</text:span>uerstehenden Autos zurück.</text:p>
      <text:p text:style-name="P15">„calcFreeSpace“-Methode: <text:span text:style-name="T23">G</text:span>ibt als Array den <text:span text:style-name="T23">P</text:span>latz zurück, welches ein <text:span text:style-name="T23">q</text:span>uerstehendes Auto zur rechten und linken Seite hat.</text:p>
      <text:p text:style-name="P15"><text:soft-page-break/>„noArrayBoundaries“-Methode: Testet, ob der <text:span text:style-name="T23">V</text:span>ersuch ein Auto zu <text:span text:style-name="T23">v</text:span>erschieben, außerhalb der Array-<text:span text:style-name="T23">G</text:span>renzen enden würde.</text:p>
      <text:p text:style-name="P13">„noCarBoundaries“-Methode: Identisch zur „noArrayBoundaries“-Methode, jedoch werden hier auch andere Autos berücksichtigt.</text:p>
      <text:p text:style-name="P11"/>
      <text:h text:style-name="P19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8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3H59M52S</meta:editing-duration>
    <meta:editing-cycles>18</meta:editing-cycles>
    <meta:generator>LibreOffice/7.2.1.2$Windows_X86_64 LibreOffice_project/87b77fad49947c1441b67c559c339af8f3517e22</meta:generator>
    <dc:date>2021-11-09T12:45:11.967000000</dc:date>
    <meta:document-statistic meta:table-count="0" meta:image-count="0" meta:object-count="0" meta:page-count="3" meta:paragraph-count="40" meta:word-count="635" meta:character-count="4656" meta:non-whitespace-character-count="4054"/>
  </office:meta>
</office:document-meta>
</file>